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646c8" officeooo:paragraph-rsid="001646c8" style:font-weight-asian="bold" style:font-weight-complex="bold"/>
    </style:style>
    <style:style style:name="P2" style:family="paragraph" style:parent-style-name="Standard">
      <style:paragraph-properties fo:text-align="justify" style:justify-single-word="false"/>
      <style:text-properties fo:font-weight="normal" officeooo:rsid="0013f290" officeooo:paragraph-rsid="0013f290" style:font-weight-asian="normal" style:font-weight-complex="normal"/>
    </style:style>
    <style:style style:name="P3" style:family="paragraph" style:parent-style-name="Standard">
      <style:paragraph-properties fo:text-align="justify" style:justify-single-word="false"/>
      <style:text-properties fo:font-weight="normal" officeooo:rsid="001646c8" officeooo:paragraph-rsid="001646c8" style:font-weight-asian="normal" style:font-weight-complex="normal"/>
    </style:style>
    <style:style style:name="P4" style:family="paragraph" style:parent-style-name="Standard">
      <style:paragraph-properties fo:text-align="justify" style:justify-single-word="false"/>
      <style:text-properties fo:font-weight="bold" officeooo:rsid="00059db1" officeooo:paragraph-rsid="00059db1" style:font-weight-asian="bold" style:font-weight-complex="bold"/>
    </style:style>
    <style:style style:name="P5" style:family="paragraph" style:parent-style-name="Standard" style:list-style-name="L1">
      <style:paragraph-properties fo:text-align="justify" style:justify-single-word="false"/>
      <style:text-properties fo:font-weight="normal" officeooo:rsid="00059db1" officeooo:paragraph-rsid="00059db1" style:font-weight-asian="normal" style:font-weight-complex="normal"/>
    </style:style>
    <style:style style:name="P6" style:family="paragraph" style:parent-style-name="Standard" style:list-style-name="L1">
      <style:paragraph-properties fo:text-align="justify" style:justify-single-word="false"/>
      <style:text-properties fo:font-weight="normal" officeooo:rsid="00065c33" officeooo:paragraph-rsid="00065c33"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084498" officeooo:paragraph-rsid="00084498" style:font-weight-asian="normal" style:font-weight-complex="normal"/>
    </style:style>
    <style:style style:name="P8" style:family="paragraph" style:parent-style-name="Standard" style:list-style-name="L1">
      <style:paragraph-properties fo:text-align="justify" style:justify-single-word="false"/>
      <style:text-properties fo:font-weight="normal" officeooo:rsid="000de615" officeooo:paragraph-rsid="000de615" style:font-weight-asian="normal" style:font-weight-complex="normal"/>
    </style:style>
    <style:style style:name="P9" style:family="paragraph" style:parent-style-name="Standard" style:list-style-name="L1">
      <style:paragraph-properties fo:text-align="justify" style:justify-single-word="false"/>
      <style:text-properties fo:font-weight="normal" officeooo:rsid="00108310" officeooo:paragraph-rsid="00108310" style:font-weight-asian="normal" style:font-weight-complex="normal"/>
    </style:style>
    <style:style style:name="P10" style:family="paragraph" style:parent-style-name="Standard" style:list-style-name="L1">
      <style:paragraph-properties fo:text-align="justify" style:justify-single-word="false"/>
      <style:text-properties fo:font-weight="normal" officeooo:rsid="0011335d" officeooo:paragraph-rsid="0011335d" style:font-weight-asian="normal" style:font-weight-complex="normal"/>
    </style:style>
    <style:style style:name="P11" style:family="paragraph" style:parent-style-name="Standard" style:list-style-name="L1">
      <style:paragraph-properties fo:text-align="justify" style:justify-single-word="false"/>
      <style:text-properties fo:font-weight="normal" officeooo:rsid="0013f290" officeooo:paragraph-rsid="0013f290" style:font-weight-asian="normal" style:font-weight-complex="normal"/>
    </style:style>
    <style:style style:name="P12" style:family="paragraph" style:parent-style-name="Standard" style:list-style-name="L2">
      <style:paragraph-properties fo:text-align="justify" style:justify-single-word="false"/>
      <style:text-properties fo:font-weight="normal" officeooo:rsid="001646c8" officeooo:paragraph-rsid="001646c8" style:font-weight-asian="normal" style:font-weight-complex="normal"/>
    </style:style>
    <style:style style:name="P13" style:family="paragraph" style:parent-style-name="Standard" style:list-style-name="L2">
      <style:paragraph-properties fo:text-align="justify" style:justify-single-word="false"/>
      <style:text-properties fo:font-weight="normal" officeooo:rsid="0017d36d" officeooo:paragraph-rsid="0017d36d" style:font-weight-asian="normal" style:font-weight-complex="normal"/>
    </style:style>
    <style:style style:name="P14" style:family="paragraph" style:parent-style-name="Standard" style:list-style-name="L2">
      <style:paragraph-properties fo:text-align="justify" style:justify-single-word="false"/>
      <style:text-properties fo:font-weight="normal" officeooo:rsid="00181671" officeooo:paragraph-rsid="00181671" style:font-weight-asian="normal" style:font-weight-complex="normal"/>
    </style:style>
    <style:style style:name="T1" style:family="text">
      <style:text-properties officeooo:rsid="000b54da"/>
    </style:style>
    <style:style style:name="T2" style:family="text">
      <style:text-properties officeooo:rsid="000e8bc2"/>
    </style:style>
    <style:style style:name="T3" style:family="text">
      <style:text-properties officeooo:rsid="0010912d"/>
    </style:style>
    <style:style style:name="T4" style:family="text">
      <style:text-properties officeooo:rsid="00121b29"/>
    </style:style>
    <style:style style:name="T5" style:family="text">
      <style:text-properties officeooo:rsid="00157365"/>
    </style:style>
    <style:style style:name="T6" style:family="text">
      <style:text-properties officeooo:rsid="0017d36d"/>
    </style:style>
    <style:style style:name="T7" style:family="text">
      <style:text-properties officeooo:rsid="0019bcf4"/>
    </style:style>
    <style:style style:name="T8" style:family="text">
      <style:text-properties officeooo:rsid="001ad09c"/>
    </style:style>
    <style:style style:name="T9" style:family="text">
      <style:text-properties officeooo:rsid="001cf52f"/>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ngs done so far</text:p>
      <text:p text:style-name="P4"/>
      <text:list xml:id="list728217578" text:style-name="L1">
        <text:list-item>
          <text:p text:style-name="P5">module_constants.f90 to store kinds for different number types along with a range of useful mathematical constants. The naming convention _dp etc is the same as in nrtype.f90, and so this will minimise the need for changes in copying over old code. One exception is that for constants the default is now that they are double precision. And hence pi and not pi_d is used for double precision pi. </text:p>
          <text:p text:style-name="P5"/>
        </text:list-item>
        <text:list-item>
          <text:p text:style-name="P5">module_physical_constants.f90 to store useful physical constants. I thought it made sense to remove these from the mathematical constants in module_constants. At the moment it just stores G, c, and h, (the latter two not likely mattering for us), but it can be added to as needed. For example, this might be a good place to store things like the density of water and ice. Note that to avoid issues with names, it will be best to include an “only” statement when using this module, and to assign the constants convenient local names.</text:p>
          <text:p text:style-name="P6"/>
        </text:list-item>
        <text:list-item>
          <text:p text:style-name="P6">module_error.f90. At present this just has a simple error checking routine that takes a logical argument. If true, it stops the program and prints out the two input strings. The first is meant to contain the procedure in which the error occurred, and the second some further information on what caused the issue. </text:p>
          <text:p text:style-name="P7"/>
        </text:list-item>
        <text:list-item>
          <text:p text:style-name="P7">module_fftw3.f90. Work on this has just started. <text:span text:style-name="T9">I have tested some of the available transform approaches. In particular, if you want to do lots of transformations of the same size array, there is an option to do many transforms at once. This does not, however, seem to be more efficient in the cases I have tried. This includes writing some native C++ code to check it is not an issue with the Fortran interfaces. I could be wrong on this, but at the moment it seems like just calling many individual transforms is quicker. I have added a bunch of simple wrapper routines for performing common transforms for convenience. </text:span></text:p>
          <text:p text:style-name="P7"/>
        </text:list-item>
        <text:list-item>
          <text:p text:style-name="P7">module_interp.f90. Procedures for interpolating functions in 1D. Possible later extensions to 2 or 3D interpolation could be made. At present there is a basic type for an interpolating function, along with concrete implementations for linear and cubic spline. <text:span text:style-name="T1">This routine will likely be important in dealing with input earth models.</text:span></text:p>
          <text:p text:style-name="P8"/>
        </text:list-item>
        <text:list-item>
          <text:p text:style-name="P8">module_special_functions.f90. This module contains a range of data types and procedures for dealing with special functions. At present there are some general routines for working with orthogonal polynomials, with Legendre and Jacobi ones being implemented concretely. These routines are important for generating Gaussian-type quadratures. There are also routines for working with associated Legendre polynomials and Wigner d-functions. These will be needed for work on spherical harmonics and generalised spherical harmonics. In both cases, the procedures are tailored to computing values for all degrees at a fixed angle, with this being done using upwards three-term recursion in degree. <text:span text:style-name="T2">The defined data types are meant to store the values of the functions efficiently, using symmetry relations to remove redundancies. </text:span></text:p>
          <text:p text:style-name="P9"/>
        </text:list-item>
        <text:list-item>
          <text:p text:style-name="P9">module_quadrature.f90. Procedures to build and implement numerical quadrature. Methods for generating points and weights for an arbitrary orthogonal polynomial are included, with Gauss, Gauss-Radau, and Gauss-Lobatto schemes implemented. The first can be used to produce the Gauss-Legendre points and weights needed for fast spherical harmonic transforms, and the codes have been tested up to very high degrees (e.g. 10000) and show no sign of instability. The Gauss-Lobatto scheme is what is required to generate GLL points and weights within the spectral element calculations. <text:s/><text:span text:style-name="T3">Again, the values produced agree well with existing routines taken from the SpecFEM package (many years ago).</text:span></text:p>
          <text:p text:style-name="P10"><text:soft-page-break/></text:p>
        </text:list-item>
        <text:list-item>
          <text:p text:style-name="P10">module_spherical_harmonics.f90. Work on this is only just beginning, with the first step being some more tests on efficient use of FFTW3. But this module will contain the new routines for performing forward and inverse (generalised) spherical harmonic transforms. The plan is to write versions of these routines that use either (I) precomputed values for the (generalised) Legendre polynomials or (ii) compute the necessary values on the fly during the loops over degree. In the latter case, the process can be made more efficient using Clenshaw’s Recurrence Formula which combines the process of generating the required polynomials and summing the necessary series. <text:span text:style-name="T4">The plan is also to allow these routines to better exploit symmetries of functions or coefficients so as to reduce storage. For example, not by default taking everything to be complex and using specific real-to-complex transformation routines. These steps will be useful in reducing memory storage of various fields by around a factor of a half, and should not entail any loss of performance. </text:span></text:p>
          <text:p text:style-name="P11"/>
        </text:list-item>
        <text:list-item>
          <text:p text:style-name="P11">module_spherical_model.f90. Again, work has not really started on this. But this will contain code to read in various forms of earth model and set up interpolating functions to access them. This should be fairly routine work, but the idea is to write things such that code using this module can access all that it needs about a model without having to know anything about how the model is stored or interpolated. Using types this should be easy to do, and will also simplify the process of adding in new formats at a later date. These spherical earth routines can also form a basis for extensions to deal with 3D structure <text:span text:style-name="T5">in a module to be written</text:span>. Again, the aim should be to write some general routines for us such that underlying details of the model need not be known to the user. </text:p>
        </text:list-item>
      </text:list>
      <text:p text:style-name="P2"/>
      <text:p text:style-name="P1">What are the next steps</text:p>
      <text:p text:style-name="P1"/>
      <text:p text:style-name="P3">Once the new spherical harmonics transform routines are done, most of the technical groundwork for the code will be complete. In outline, the steps required will be something like:</text:p>
      <text:p text:style-name="P3"/>
      <text:list xml:id="list1907116944" text:style-name="L2">
        <text:list-item>
          <text:p text:style-name="P12">Write a module that builds the necessary radial mesh. This will be largely similar to what we already have. But it will use 1D earth model routines such that it does not need to have any direct knowledge of how the input model has been defined.</text:p>
          <text:p text:style-name="P12"/>
        </text:list-item>
        <text:list-item>
          <text:p text:style-name="P12">Code to build the SEM matrices for the elastic problem. These routines will be largely identical to what we already have. One simplification worth making would be restricting the toroidal variables to the mantle only, and not to regions like the inner core as is done now. </text:p>
          <text:p text:style-name="P12"/>
        </text:list-item>
        <text:list-item>
          <text:p text:style-name="P12">Code to solve the elastic fingerprint problem. This will be easy to write once the earlier parts are in place <text:span text:style-name="T6">(the basic steps are outlined in Frank’s Jupyter notebooks, for example)</text:span>. This code will include rotational feedbacks, and also build in the new approach for dealing with degree-one deformation. It will also be worth adding in adjoint functionality for the fingerprint problem.</text:p>
          <text:p text:style-name="P13"/>
        </text:list-item>
        <text:list-item>
          <text:p text:style-name="P13">Code to solve the viscous GIA problem using the next time-stepping approach. Again, this should be largely a case of fitting the relevant bits together appropriately, and will look quite similar to existing code. For example, to implement the effective viscous body forces within the elastic problem, a pseudospectral approach almost identical to that currently used will be applied. As with the current code, this is the obvious point for OPENMP parallelisation. </text:p>
          <text:p text:style-name="P14"/>
        </text:list-item>
        <text:list-item>
          <text:p text:style-name="P14">Code to solve the adjoint GIA problem and to assemble the sensitivity kernels. The adjoint GIA problem is (as in the current formulation) almost identical to the forward problem, and <text:soft-page-break/>so the implementation will be easy. There are a few details about assembling the kernels that do differ, however. But these should not present any serious issues. </text:p>
          <text:p text:style-name="P14"/>
        </text:list-item>
        <text:list-item>
          <text:p text:style-name="P14">MPI parallelisation of the forward and adjoint codes. This step likely should come at the end once we have a working serial code that has been benchmarked. <text:span text:style-name="T7">My current preference is for domain-decomposition into radial chunks, with solution of the elastic problems obtained using preconditioned iterative methods. This should be relatively easy to do, and will involve minimal communication between different processesors. </text:span><text:span text:style-name="T8">Much of the existing code should be usable. </text:span></text:p>
          <text:p text:style-name="P1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14:09:44.121375986</meta:creation-date>
    <meta:generator>LibreOffice/6.4.7.2$Linux_X86_64 LibreOffice_project/40$Build-2</meta:generator>
    <dc:date>2022-08-11T18:07:07.642793206</dc:date>
    <meta:editing-duration>PT50M34S</meta:editing-duration>
    <meta:editing-cycles>19</meta:editing-cycles>
    <meta:document-statistic meta:table-count="0" meta:image-count="0" meta:object-count="0" meta:page-count="3" meta:paragraph-count="32" meta:word-count="1317" meta:character-count="7983" meta:non-whitespace-character-count="6702"/>
  </office:meta>
</office:document-meta>
</file>